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8cm" fo:min-width="9.15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866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9.406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7.628cm"/>
    </style:style>
    <style:style style:name="gr6" style:family="graphic" style:parent-style-name="standard">
      <style:graphic-properties draw:textarea-horizontal-align="justify" draw:textarea-vertical-align="middle" draw:auto-grow-height="false" fo:min-height="4.068cm" fo:min-width="9.91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2.29cm" fo:min-width="10.676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 fo:min-height="2.036cm" fo:min-width="10.168cm"/>
    </style:style>
    <style:style style:name="gr11" style:family="graphic" style:parent-style-name="standard">
      <style:graphic-properties draw:stroke="none" draw:fill="none" fo:min-height="0.737cm"/>
    </style:style>
    <style:style style:name="gr12" style:family="graphic" style:parent-style-name="standard">
      <style:graphic-properties draw:fill-color="#579d1c" draw:textarea-horizontal-align="justify" draw:textarea-vertical-align="middle" draw:auto-grow-height="false" fo:min-height="1.528cm" fo:min-width="5.85cm"/>
    </style:style>
    <style:style style:name="gr13" style:family="graphic" style:parent-style-name="standard">
      <style:graphic-properties draw:fill-color="#0084d1" draw:textarea-horizontal-align="justify" draw:textarea-vertical-align="middle" draw:auto-grow-height="false" fo:min-height="1.02cm" fo:min-width="3.31cm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1.274cm" fo:min-width="4.58cm"/>
    </style:style>
    <style:style style:name="gr16" style:family="graphic" style:parent-style-name="standard">
      <style:graphic-properties draw:textarea-horizontal-align="justify" draw:textarea-vertical-align="middle" draw:auto-grow-height="false" fo:min-height="1.188cm" fo:min-width="2.914cm"/>
    </style:style>
    <style:style style:name="gr17" style:family="graphic" style:parent-style-name="standard">
      <style:graphic-properties draw:fill-color="#0084d1" draw:textarea-horizontal-align="justify" draw:textarea-vertical-align="middle" draw:auto-grow-height="false" fo:min-height="1.188cm" fo:min-width="2.914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textarea-horizontal-align="justify" draw:textarea-vertical-align="middle" draw:auto-grow-height="false" fo:min-height="9.148cm" fo:min-width="11.184cm"/>
    </style:style>
    <style:style style:name="gr20" style:family="graphic" style:parent-style-name="standard">
      <style:graphic-properties draw:textarea-horizontal-align="justify" draw:textarea-vertical-align="middle" draw:auto-grow-height="false" fo:min-height="5.846cm" fo:min-width="2.548cm"/>
    </style:style>
    <style:style style:name="gr21" style:family="graphic" style:parent-style-name="standard">
      <style:graphic-properties draw:fill-color="#0084d1" draw:textarea-horizontal-align="justify" draw:textarea-vertical-align="middle" draw:auto-grow-height="false" fo:min-height="8.132cm" fo:min-width="9.9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textarea-horizontal-align="justify" draw:textarea-vertical-align="middle" draw:auto-grow-height="false" fo:min-height="6.862cm" fo:min-width="7.882cm"/>
    </style:style>
    <style:style style:name="gr25" style:family="graphic" style:parent-style-name="standard">
      <style:graphic-properties draw:fill-color="#0084d1" draw:textarea-horizontal-align="justify" draw:textarea-vertical-align="middle" draw:auto-grow-height="false" fo:min-height="6.862cm" fo:min-width="5.08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c5000b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652cm" svg:height="4.318cm" svg:x="0.762cm" svg:y="0.762cm">
          <text:p text:style-name="P1">Empirical Mode Decomposition</text:p>
          <text:p text:style-name="P1">(EMD)</text:p>
          <text:p text:style-name="P1">Of signal X(t)</text:p>
          <text:p text:style-name="P1">Initialized Xi(t)=X(t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2.286cm" svg:x="2.286cm" svg:y="5.842cm">
          <text:p text:style-name="P1">Detect the extrem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2.54cm" svg:x="1.778cm" svg:y="10.16cm">
          <text:p text:style-name="P1">Create cubic interpolation</text:p>
          <text:p text:style-name="P1">Of extrema curv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2.032cm" svg:x="1.016cm" svg:y="13.462cm">
          <text:p text:style-name="P1">Determine the mean curve (mi(t)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128cm" svg:height="2.032cm" svg:x="1.17cm" svg:y="16.256cm">
          <text:p text:style-name="P1">Compute components:</text:p>
          <text:p text:style-name="P1">Xi(t) - mi(t) = hi(t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414cm" svg:height="4.318cm" svg:x="13.562cm" svg:y="15.24cm">
          <text:p text:style-name="P1">Test if criterion convert:</text:p>
          <text:p text:style-name="P1">SD=Σ((h(i-1)(t)-h(i)(t))^2/h(i-1)(t)^2)</text:p>
          <text:p text:style-name="P1">SD&lt;0.3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334cm" svg:y1="5.08cm" svg:x2="5.334cm" svg:y2="6.096cm">
          <text:p/>
        </draw:line>
        <draw:line draw:style-name="gr7" draw:text-style-name="P2" draw:layer="layout" svg:x1="5.334cm" svg:y1="8.128cm" svg:x2="5.334cm" svg:y2="10.16cm">
          <text:p/>
        </draw:line>
        <draw:line draw:style-name="gr7" draw:text-style-name="P2" draw:layer="layout" svg:x1="5.334cm" svg:y1="12.7cm" svg:x2="5.334cm" svg:y2="13.716cm">
          <text:p/>
        </draw:line>
        <draw:line draw:style-name="gr7" draw:text-style-name="P2" draw:layer="layout" svg:x1="5.334cm" svg:y1="15.494cm" svg:x2="5.334cm" svg:y2="16.51cm">
          <text:p/>
        </draw:line>
        <draw:line draw:style-name="gr7" draw:text-style-name="P2" draw:layer="layout" svg:x1="9.398cm" svg:y1="17.526cm" svg:x2="13.462cm" svg:y2="17.526cm">
          <text:p/>
        </draw:line>
        <draw:line draw:style-name="gr7" draw:text-style-name="P2" draw:layer="layout" svg:x1="14.732cm" svg:y1="15.24cm" svg:x2="12.446cm" svg:y2="11.684cm">
          <text:p/>
        </draw:line>
        <draw:custom-shape draw:style-name="gr8" draw:text-style-name="P1" draw:layer="layout" svg:width="3.556cm" svg:height="0.762cm" svg:x="10.414cm" svg:y="10.922cm">
          <text:p text:style-name="P1">Xi(t)=hi(t)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192cm" svg:y1="10.922cm" svg:x2="8.382cm" svg:y2="7.62cm">
          <text:p/>
        </draw:line>
        <draw:line draw:style-name="gr7" draw:text-style-name="P2" draw:layer="layout" svg:x1="18.796cm" svg:y1="15.24cm" svg:x2="18.796cm" svg:y2="11.176cm">
          <text:p/>
        </draw:line>
        <draw:custom-shape draw:style-name="gr9" draw:text-style-name="P3" draw:layer="layout" svg:width="11.176cm" svg:height="2.54cm" svg:x="14.986cm" svg:y="8.636cm">
          <text:p text:style-name="P1"/>
          <text:p text:style-name="P1">hi(t)=ci(t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668cm" svg:height="2.286cm" svg:x="13.97cm" svg:y="1.016cm">
          <text:p text:style-name="P1">i Residue</text:p>
          <text:p text:style-name="P1">X(t) – ci(t) = ri(t)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9.304cm" svg:y1="8.636cm" svg:x2="19.304cm" svg:y2="3.302cm">
          <text:p/>
        </draw:line>
        <draw:frame draw:style-name="gr11" draw:text-style-name="P2" draw:layer="layout" svg:width="9.32cm" svg:height="0.987cm" svg:x="15.24cm" svg:y="8.919cm">
          <draw:text-box>
            <text:p text:style-name="P1"><text:s/>IMF (intrinsic mode function)</text:p>
          </draw:text-box>
        </draw:frame>
        <draw:custom-shape draw:style-name="gr12" draw:text-style-name="P4" draw:layer="layout" svg:width="6.35cm" svg:height="1.778cm" svg:x="20.828cm" svg:y="6.096cm">
          <text:p text:style-name="P1">Buffer of IMFs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1.27cm" svg:x="11.176cm" svg:y="4.318cm">
          <text:p text:style-name="P1">ri(t)=Xi(t)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97cm" svg:y1="2.032cm" svg:x2="13.208cm" svg:y2="4.318cm">
          <text:p/>
        </draw:line>
        <draw:line draw:style-name="gr7" draw:text-style-name="P2" draw:layer="layout" svg:x1="11.176cm" svg:y1="5.08cm" svg:x2="8.382cm" svg:y2="6.35cm">
          <text:p/>
        </draw:line>
        <draw:custom-shape draw:style-name="gr14" draw:text-style-name="P1" draw:layer="layout" svg:width="1.27cm" svg:height="1.27cm" svg:x="19.05cm" svg:y="13.208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3.876cm" svg:y1="8.636cm" svg:x2="23.876cm" svg:y2="7.874cm">
          <text:p/>
        </draw:line>
        <draw:custom-shape draw:style-name="gr15" draw:text-style-name="P5" draw:layer="layout" svg:width="5.08cm" svg:height="1.524cm" svg:x="11.176cm" svg:y="6.35cm">
          <text:p text:style-name="P1">If <text:s/>extrema = 2</text:p>
          <text:p text:style-name="P1">End process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382cm" svg:y1="7.112cm" svg:x2="11.176cm" svg:y2="7.112cm">
          <text:p/>
        </draw:line>
        <draw:custom-shape draw:style-name="gr16" draw:text-style-name="P1" draw:layer="layout" svg:width="4.826cm" svg:height="2.032cm" svg:x="0.508cm" svg:y="18.796cm">
          <text:p text:style-name="P1">Internal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826cm" svg:height="2.032cm" svg:x="5.842cm" svg:y="18.796cm">
          <text:p text:style-name="P1">External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9" draw:text-style-name="P1" draw:layer="layout" svg:width="11.684cm" svg:height="9.398cm" svg:x="0.508cm" svg:y="1.01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HEADERS:</text:p>
          <text:p text:style-name="P1">1. EXTREMA DETECTOR</text:p>
          <text:p text:style-name="P1">2. CUBING SPLINE CREATE</text:p>
          <text:p text:style-name="P1">3. MEAN VALUE DETERMINE</text:p>
          <text:p text:style-name="P1">4. COMPUTE <text:s/>COMPONENTS AND </text:p>
          <text:p text:style-name="P1">TEST CONVERT CRITERIA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048cm" svg:height="6.096cm" svg:x="13.208cm" svg:y="2.794cm">
          <text:p text:style-name="P1">EMD</text:p>
          <text:p text:style-name="P1">Handler</text:p>
          <text:p text:style-name="P1">(main())</text:p>
          <text:p text:style-name="P1">Of </text:p>
          <text:p text:style-name="P1">External</text:p>
          <text:p text:style-name="P1">Internal </text:p>
          <text:p text:style-name="P1">loop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0.414cm" svg:height="8.382cm" svg:x="17.272cm" svg:y="1.524cm">
          <text:p text:style-name="P1"/>
          <text:p text:style-name="P1"/>
          <text:p text:style-name="P1"/>
          <text:p text:style-name="P1">HEADERS:</text:p>
          <text:p text:style-name="P1">1. IMF CREATOR</text:p>
          <text:p text:style-name="P1">2. BUFFER IMF COMPONENTS</text:p>
          <text:p text:style-name="P1">3.COMPUTE RESIDUE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5.557cm" svg:height="0.962cm" svg:x="3.556cm" svg:y="2.848cm">
          <draw:text-box>
            <text:p>INTERNAL LOOP</text:p>
          </draw:text-box>
        </draw:frame>
        <draw:frame draw:style-name="gr23" draw:text-style-name="P8" draw:layer="layout" svg:width="14.654cm" svg:height="0.963cm" svg:x="19.89cm" svg:y="2.847cm">
          <draw:text-box>
            <text:p>EXTERNAL LOOP</text:p>
          </draw:text-box>
        </draw:frame>
        <draw:custom-shape draw:style-name="gr24" draw:text-style-name="P1" draw:layer="layout" svg:width="8.382cm" svg:height="7.112cm" svg:x="3.048cm" svg:y="12.7cm">
          <text:p text:style-name="P1">Buffers:</text:p>
          <text:p text:style-name="P1"/>
          <text:p text:style-name="P1">Vectors-Pointers:</text:p>
          <text:p text:style-name="P1"/>
          <text:p text:style-name="P1">Structures: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5.588cm" svg:height="7.112cm" svg:x="20.066cm" svg:y="12.7cm">
          <text:p text:style-name="P1">Buffers:</text:p>
          <text:p text:style-name="P1"/>
          <text:p text:style-name="P1">Vectors-Pointers:</text:p>
          <text:p text:style-name="P1"/>
          <text:p text:style-name="P1">Structures: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9:10:38.880740471</meta:creation-date>
    <dc:date>2017-10-31T19:53:04.181966501</dc:date>
    <meta:editing-duration>PT7H18M42S</meta:editing-duration>
    <meta:editing-cycles>14</meta:editing-cycles>
    <meta:generator>LibreOffice/5.1.6.2$Linux_X86_64 LibreOffice_project/10m0$Build-2</meta:generator>
    <meta:document-statistic meta:object-count="63"/>
  </office:meta>
</office:document-meta>
</file>